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Nimbus Sans L" svg:font-family="Nimbus Sans L" style:font-family-generic="swiss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/>
    </style:style>
    <style:style style:name="P3" style:parent-style-name="Textbody" style:family="paragraph">
      <style:text-properties fo:font-weight="bold" style:font-weight-asian="bold"/>
    </style:style>
    <style:style style:name="P4" style:parent-style-name="Textbody" style:family="paragraph">
      <style:paragraph-properties fo:margin-left="0.5in">
        <style:tab-stops/>
      </style:paragraph-properties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P7" style:parent-style-name="Textbody" style:family="paragraph">
      <style:paragraph-properties fo:margin-left="0.5in">
        <style:tab-stops/>
      </style:paragraph-properties>
    </style:style>
    <style:style style:name="P8" style:parent-style-name="Textbody" style:family="paragraph">
      <style:text-properties fo:font-weight="bold" style:font-weight-asian="bold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>
      <style:paragraph-properties fo:margin-left="0.75in">
        <style:tab-stops/>
      </style:paragraph-properties>
    </style:style>
    <style:style style:name="P12" style:parent-style-name="Textbody" style:family="paragraph">
      <style:text-properties fo:font-weight="bold" style:font-weight-asian="bold"/>
    </style:style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>
      <style:text-properties fo:font-weight="bold" style:font-weight-asian="bold"/>
    </style:style>
    <style:style style:name="P18" style:parent-style-name="Textbody" style:family="paragraph"/>
  </office:automatic-styles>
  <office:body>
    <office:text text:use-soft-page-breaks="true">
      <text:h text:style-name="P1" text:outline-level="1">Meeting Agenda</text:h>
      <text:p text:style-name="Textbody">Location:<text:s/><text:tab/>Group room G in library</text:p>
      <text:p text:style-name="Textbody">Date:<text:s/><text:tab/><text:tab/>Wednesday,<text:s/>2012-03-14</text:p>
      <text:p text:style-name="Textbody">Time:<text:tab/><text:tab/>10:00-12:00</text:p>
      <text:p text:style-name="Textbody">Facilitator:<text:s/><text:tab/>Madeleine Appert</text:p>
      <text:p text:style-name="Textbody">Participants: Madeleine Appert, Cecilia Edwall, Isabelle Frölich</text:p>
      <text:p text:style-name="Textbody"/>
      <text:list text:style-name="LFO1" text:continue-numbering="true">
        <text:list-item>
          <text:p text:style-name="P2">Objectives<text:s/></text:p>
        </text:list-item>
      </text:list>
      <text:p text:style-name="Textbody">Discuss Domain Model with supervisor to clarify how it works.<text:s/></text:p>
      <text:p text:style-name="Textbody"/>
      <text:list text:style-name="LFO1" text:continue-numbering="true">
        <text:list-item>
          <text:p text:style-name="P3">Reports<text:s/></text:p>
        </text:list-item>
      </text:list>
      <text:p text:style-name="P4">-<text:span text:style-name="T5">first meeting after determining the subject of the project<text:s/></text:span><text:span text:style-name="T6">–</text:span></text:p>
      <text:p text:style-name="P7"/>
      <text:list text:style-name="LFO1" text:continue-numbering="true">
        <text:list-item>
          <text:p text:style-name="P8">Discussion items<text:s/></text:p>
          <text:list text:continue-numbering="true">
            <text:list-item>
              <text:p text:style-name="P9">Discuss the chosen project. Clarify anything unclear.</text:p>
            </text:list-item>
            <text:list-item>
              <text:p text:style-name="P10">What are the most pressing assignments<text:s/>that need to be attended at this time?</text:p>
            </text:list-item>
          </text:list>
        </text:list-item>
      </text:list>
      <text:p text:style-name="P11"/>
      <text:list text:style-name="LFO1" text:continue-numbering="true">
        <text:list-item>
          <text:p text:style-name="P12">Outcomes and assignments (5 min)</text:p>
          <text:list text:continue-numbering="true">
            <text:list-item>
              <text:p text:style-name="P13">Cecilia will take responsibility for the SDD, and create a first draft until Thursday.</text:p>
            </text:list-item>
            <text:list-item>
              <text:p text:style-name="P14">Isabelle will take responsibility for the Use Case charts<text:s/>and create<text:s/>a first draft until Thursday.</text:p>
            </text:list-item>
            <text:list-item>
              <text:p text:style-name="P15">Madeleine will take responsibility for the RAD document<text:s/>and create<text:s/>a first draft until Thursday.</text:p>
            </text:list-item>
            <text:list-item>
              <text:p text:style-name="P16">Remaining time of meeting was used to start working.</text:p>
            </text:list-item>
          </text:list>
        </text:list-item>
      </text:list>
      <text:p text:style-name="Textbody"/>
      <text:list text:style-name="LFO1" text:continue-numbering="true">
        <text:list-item>
          <text:p text:style-name="P17">Wrap up</text:p>
          <text:list text:continue-numbering="true">
            <text:list-item>
              <text:p text:style-name="P18">Next meeting will take place tomorrow, Thursday( after meeting with supervisor at 9:am )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Nimbus Sans L" svg:font-family="Nimbus Sans L" style:font-family-generic="swiss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Nimbus Sans L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lla</meta:initial-creator>
    <dc:creator>Madeleine Appert</dc:creator>
    <meta:creation-date>2012-03-15T11:34:00Z</meta:creation-date>
    <dc:date>2012-03-20T15:17:00Z</dc:date>
    <meta:template xlink:href="Normal" xlink:type="simple"/>
    <meta:editing-cycles>5</meta:editing-cycles>
    <meta:editing-duration>PT370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52" meta:character-count="962" meta:row-count="6" meta:non-whitespace-character-count="811"/>
  </office:meta>
</office:document-meta>
</file>